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NTOYA RAMIREZ, SANDY CAROLI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BELLA UNION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5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NTOYA RAMIREZ SANDY CAROL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7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7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RGEN CHAP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6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21:13:4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